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60000006D4E1A52D0721D14CB.png" manifest:media-type="image/png"/>
  <manifest:file-entry manifest:full-path="Pictures/10000000000002F2000001C5CD57419B01C305D3.png" manifest:media-type="image/png"/>
  <manifest:file-entry manifest:full-path="Pictures/10000000000003000000025E6AF5B9979A62E2A2.png" manifest:media-type="image/png"/>
  <manifest:file-entry manifest:full-path="Pictures/10000000000002F1000000B4C1F5DD64E44922C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Calibri" fo:font-size="11pt"/>
    </style:style>
    <style:style style:name="P2" style:family="paragraph" style:parent-style-name="Text_20_body">
      <style:text-properties officeooo:rsid="0003842d" officeooo:paragraph-rsid="0003842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width="6.9252in" svg:height="1.0165in" draw:z-index="0"><draw:image xlink:href="Pictures/10000000000002E60000006D4E1A52D0721D14CB.png" xlink:type="simple" xlink:show="embed" xlink:actuate="onLoad" loext:mime-type="image/png"/></draw:frame></text:p>
      <text:p text:style-name="P2"><draw:frame draw:style-name="fr1" draw:name="Image2" text:anchor-type="paragraph" svg:width="6.9252in" svg:height="4.1602in" draw:z-index="1"><draw:image xlink:href="Pictures/10000000000002F2000001C5CD57419B01C305D3.png" xlink:type="simple" xlink:show="embed" xlink:actuate="onLoad" loext:mime-type="image/png"/></draw:frame></text:p>
      <text:p text:style-name="P2"><draw:frame draw:style-name="fr2" draw:name="Image3" text:anchor-type="paragraph" svg:width="6.9252in" svg:height="5.4638in" draw:z-index="2"><draw:image xlink:href="Pictures/10000000000003000000025E6AF5B9979A62E2A2.png" xlink:type="simple" xlink:show="embed" xlink:actuate="onLoad" loext:mime-type="image/png"/></draw:frame><text:soft-page-break/></text:p>
      <text:p text:style-name="P2"><draw:frame draw:style-name="fr1" draw:name="Image4" text:anchor-type="paragraph" svg:width="6.9252in" svg:height="1.6547in" draw:z-index="3"><draw:image xlink:href="Pictures/10000000000002F1000000B4C1F5DD64E44922C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5:31:21.319000000</meta:creation-date>
    <dc:date>2020-09-09T15:56:14.033000000</dc:date>
    <meta:editing-duration>PT14M42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2.4.2$Windows_X86_64 LibreOffice_project/2412653d852ce75f65fbfa83fb7e7b669a126d64</meta:generator>
  </office:meta>
</office:document-meta>
</file>